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P8" style:parent-style-name="Standard" style:family="paragraph">
      <style:text-properties fo:font-size="18pt" style:font-size-asian="18pt" style:font-size-complex="18pt"/>
    </style:style>
    <style:style style:name="P9" style:parent-style-name="Standard" style:family="paragraph">
      <style:text-properties fo:font-size="18pt" style:font-size-asian="18pt" style:font-size-complex="18pt"/>
    </style:style>
    <style:style style:name="T10" style:parent-style-name="Fuentedepárrafopredeter.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MEMORIA</text:p>
      <text:p text:style-name="P2"/>
      <text:p text:style-name="P3">Jueves 23/3/2017</text:p>
      <text:p text:style-name="P4"><text:tab/>He añadido los frameworks de Bootstrap así como de jQuery.</text:p>
      <text:p text:style-name="P5"><text:tab/>He creado la estructura simple del html principal y el formulario de login.</text:p>
      <text:p text:style-name="P6"/>
      <text:p text:style-name="P7">Viernes 24/3/2017</text:p>
      <text:p text:style-name="P8"><text:tab/>He modificado las consultas de Chefran, al ser en PDO debían ser en columnas según lo dimos en clase.</text:p>
      <text:p text:style-name="P9"><text:tab/>He añadido una redirección en cerrar.php y en el index en caso de que el usuario ya estuviera en la sesión.</text:p>
      <text:p text:style-name="Standard"><text:span text:style-name="T10"><text:tab/>He encriptado la contraseña al inicio de la creación de la varia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lermo Molero García</dc:creator>
    <meta:creation-date>2017-03-21T19:17:00Z</meta:creation-date>
    <dc:date>2017-03-24T14:28:00Z</dc:date>
    <meta:template xlink:href="Normal" xlink:type="simple"/>
    <meta:editing-cycles>4</meta:editing-cycles>
    <meta:editing-duration>PT360S</meta:editing-duration>
    <meta:document-statistic meta:page-count="1" meta:paragraph-count="1" meta:word-count="71" meta:character-count="463" meta:row-count="3" meta:non-whitespace-character-count="393"/>
  </office:meta>
</office:document-meta>
</file>